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" draw:fill="non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path draw:style-name="gr1" draw:text-style-name="P1" draw:layer="layout" svg:width="5.849cm" svg:height="1.808cm" draw:transform="rotate (0.321664181142555) translate (-0.213017229142664cm 4.54947312166062cm)" svg:viewBox="0 0 5850 1809" svg:d="m0 1740c2530 316 4901-475 5850-1740">
            <text:p/>
          </draw:path>
          <draw:path draw:style-name="gr1" draw:text-style-name="P1" draw:layer="layout" svg:width="5.799cm" svg:height="0.597cm" draw:transform="rotate (1.5707963267949) translate (0.537cm 6.5cm)" svg:viewBox="0 0 5800 598" svg:d="m0 0c1500 500 4000 1000 5800 100">
            <text:p/>
          </draw:path>
          <draw:frame draw:style-name="gr2" draw:layer="layout" svg:width="0.163cm" svg:height="0.357cm" svg:x="5.437cm" svg:y="2.329cm">
            <draw:text-box>
              <text:p><text:span text:style-name="T1">λ</text:span></text:p>
            </draw:text-box>
          </draw:frame>
          <draw:frame draw:style-name="gr2" draw:layer="layout" svg:width="0.209cm" svg:height="0.357cm" svg:x="0.394cm" svg:y="0.398cm">
            <draw:text-box>
              <text:p><text:span text:style-name="T1">φ</text:span></text:p>
            </draw:text-box>
          </draw:frame>
          <draw:path draw:style-name="gr1" draw:text-style-name="P1" draw:layer="layout" svg:width="1.368cm" svg:height="0.364cm" draw:transform="rotate (0.321664181142555) translate (2.02159253062366cm 3.95367788484791cm)" svg:viewBox="0 0 1369 365" svg:d="m0 365c636-47 782-72 1369-365">
            <text:p/>
          </draw:path>
          <draw:path draw:style-name="gr3" draw:text-style-name="P1" draw:layer="layout" svg:width="1.314cm" svg:height="0.322cm" draw:transform="rotate (1.5707963267949) translate (2.988cm 3.539cm)" svg:viewBox="0 0 1315 323" svg:d="m0 323c500 0 839-85 1315-323">
            <text:p/>
          </draw:path>
          <draw:path draw:style-name="gr3" draw:text-style-name="P1" draw:layer="layout" svg:width="1.595cm" svg:height="0.143cm" draw:transform="rotate (1.5707963267949) translate (2.027cm 4.304cm)" svg:viewBox="0 0 1596 144" svg:d="m0 110c500 0 1120 128 1596-110">
            <text:p/>
          </draw:path>
          <draw:path draw:style-name="gr3" draw:text-style-name="P1" draw:layer="layout" svg:width="1.058cm" svg:height="0.162cm" draw:transform="rotate (0.321664181142555) translate (1.98058311323091cm 2.56870923752581cm)" svg:viewBox="0 0 1059 163" svg:d="m0 147c506 28 669 42 1059-147">
            <text:p/>
          </draw:path>
          <draw:custom-shape draw:style-name="gr4" draw:text-style-name="P1" draw:layer="layout" svg:width="0.239cm" svg:height="0.256cm" svg:x="2.63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2.723cm" svg:height="0.188cm" draw:transform="rotate (1.5707963267949) translate (2.578cm 5.624cm)" svg:viewBox="0 0 2724 189" svg:d="m0 0c794 211 1965 213 2724 159">
            <text:p/>
          </draw:path>
          <draw:path draw:style-name="gr5" draw:text-style-name="P1" draw:layer="layout" svg:width="2.175cm" svg:height="0.106cm" draw:transform="rotate (0.321664181142555) translate (0.923344097459659cm 3.77202049427443cm)" svg:viewBox="0 0 2176 107" svg:d="m0 43c695 91 1699 91 2176-43">
            <text:p/>
          </draw:path>
          <draw:frame draw:style-name="gr2" draw:layer="layout" svg:width="0.163cm" svg:height="0.357cm" svg:x="2.537cm" svg:y="5.729cm">
            <draw:text-box>
              <text:p><text:span text:style-name="T1">λ</text:span></text:p>
            </draw:text-box>
          </draw:frame>
          <draw:frame draw:style-name="gr2" draw:layer="layout" svg:width="0.209cm" svg:height="0.357cm" svg:x="0.594cm" svg:y="3.598cm">
            <draw:text-box>
              <text:p><text:span text:style-name="T1">φ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4T17:00:24</meta:creation-date>
    <dc:title>Graphiques</dc:title>
    <meta:editing-duration>PT7M39S</meta:editing-duration>
    <meta:editing-cycles>4</meta:editing-cycles>
    <meta:generator>LibreOffice/3.5$Linux_X86_64 LibreOffice_project/350m1$Build-2</meta:generator>
    <meta:initial-creator>GUEZ Lionel</meta:initial-creator>
    <dc:date>2014-03-04T17:11:18</dc:date>
    <dc:creator>GUEZ Lionel</dc:creator>
    <meta:document-statistic meta:object-count="14"/>
    <meta:template xlink:type="simple" xlink:actuate="onRequest" xlink:title="Graphiques" xlink:href="../../../../../../../.config/libreoffice/3/user/template/Graphiques.otg" meta:date="2014-03-04T17:00:24"/>
  </office:meta>
</office:document-meta>
</file>